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80000003B213A31FD4.png"/>
  <manifest:file-entry manifest:media-type="image/png" manifest:full-path="Pictures/100000000000021C000002142095945F.png"/>
  <manifest:file-entry manifest:media-type="image/png" manifest:full-path="Pictures/100000000000021C00000214FB029923.png"/>
  <manifest:file-entry manifest:media-type="image/png" manifest:full-path="Pictures/100000000000021C0000021470FE4683.png"/>
  <manifest:file-entry manifest:media-type="image/png" manifest:full-path="Pictures/1000000000000780000003B2912DDCC8.png"/>
  <manifest:file-entry manifest:media-type="image/png" manifest:full-path="Pictures/100000000000021C00000214AC703E7A.png"/>
  <manifest:file-entry manifest:media-type="image/png" manifest:full-path="Pictures/1000000000000780000003B2721EA61E.png"/>
  <manifest:file-entry manifest:media-type="image/png" manifest:full-path="Pictures/100000000000021A00000241B7AAD03A.png"/>
  <manifest:file-entry manifest:media-type="image/png" manifest:full-path="Pictures/1000000000000780000003B26C05D946.png"/>
  <manifest:file-entry manifest:media-type="image/png" manifest:full-path="Pictures/100000000000021A00000228E2C6ED7B.png"/>
  <manifest:file-entry manifest:media-type="image/png" manifest:full-path="Pictures/100000000000021A00000241E8A2B7A9.png"/>
  <manifest:file-entry manifest:media-type="image/png" manifest:full-path="Pictures/1000000000000780000003B2A16310F8.png"/>
  <manifest:file-entry manifest:media-type="image/png" manifest:full-path="Pictures/100000000000021A000002289219FCD0.png"/>
  <manifest:file-entry manifest:media-type="image/png" manifest:full-path="Pictures/100000000000021A00000228115616FE.png"/>
  <manifest:file-entry manifest:media-type="image/png" manifest:full-path="Pictures/100000000000021A00000228E65C76ED.png"/>
  <manifest:file-entry manifest:media-type="image/png" manifest:full-path="Pictures/100000000000021C00000214E5C53488.png"/>
  <manifest:file-entry manifest:media-type="image/png" manifest:full-path="Pictures/1000000000000780000003B24932343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11.429cm" svg:height="11.26cm" svg:x="0.635cm" svg:y="4.445cm">
          <draw:image xlink:href="Pictures/100000000000021C00000214AC703E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30.937cm" svg:height="15.24cm" svg:x="-9.347cm" svg:y="4.445cm">
          <draw:image xlink:href="Pictures/1000000000000780000003B2A16310F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AC703E7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1.368cm" svg:y="4.247cm">
          <draw:image xlink:href="Pictures/100000000000021C00000214FB029923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192cm">
          <draw:image xlink:href="Pictures/100000000000021A00000228115616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16cm" svg:y="4.445cm">
          <draw:image xlink:href="Pictures/1000000000000780000003B26C05D946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FB0299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2.019cm" svg:y="4.519cm">
          <draw:image xlink:href="Pictures/100000000000021C000002142095945F.png" xlink:type="simple" xlink:show="embed" xlink:actuate="onLoad">
            <text:p/>
          </draw:image>
        </draw:frame>
        <draw:frame draw:style-name="gr1" draw:text-style-name="P2" draw:layer="layout" svg:width="11.387cm" svg:height="11.683cm" svg:x="12.108cm" svg:y="4.827cm">
          <draw:image xlink:href="Pictures/100000000000021A00000228E65C76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525cm" svg:y="4.445cm">
          <draw:image xlink:href="Pictures/1000000000000780000003B2721EA61E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209594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0.526cm" svg:y="3.813cm">
          <draw:image xlink:href="Pictures/100000000000021C00000214E5C53488.png" xlink:type="simple" xlink:show="embed" xlink:actuate="onLoad">
            <text:p/>
          </draw:image>
        </draw:frame>
        <draw:frame draw:style-name="gr1" draw:text-style-name="P2" draw:layer="layout" svg:width="11.387cm" svg:height="11.683cm" svg:x="10.344cm" svg:y="3.601cm">
          <draw:image xlink:href="Pictures/100000000000021A000002289219FCD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1.43cm" svg:y="4.445cm">
          <draw:image xlink:href="Pictures/1000000000000780000003B2912DDCC8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E5C534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429cm" svg:height="11.26cm" svg:x="-1.156cm" svg:y="3.922cm">
          <draw:image xlink:href="Pictures/100000000000021C0000021470FE4683.png" xlink:type="simple" xlink:show="embed" xlink:actuate="onLoad">
            <text:p/>
          </draw:image>
        </draw:frame>
        <draw:frame draw:style-name="gr1" draw:text-style-name="P2" draw:layer="layout" svg:width="11.387cm" svg:height="12.212cm" svg:x="12.108cm" svg:y="3.81cm">
          <draw:image xlink:href="Pictures/100000000000021A00000241B7AAD0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9.347cm" svg:y="4.445cm">
          <draw:image xlink:href="Pictures/1000000000000780000003B213A31FD4.png" xlink:type="simple" xlink:show="embed" xlink:actuate="onLoad">
            <text:p/>
          </draw:image>
        </draw:frame>
        <draw:frame draw:style-name="gr1" draw:text-style-name="P2" draw:layer="layout" svg:width="15.469cm" svg:height="15.24cm" svg:x="0cm" svg:y="4.445cm">
          <draw:image xlink:href="Pictures/100000000000021C0000021470FE46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11.387cm" svg:height="12.212cm" svg:x="-0.131cm" svg:y="4.151cm">
          <draw:image xlink:href="Pictures/100000000000021A00000241E8A2B7A9.png" xlink:type="simple" xlink:show="embed" xlink:actuate="onLoad">
            <text:p/>
          </draw:image>
        </draw:frame>
        <draw:frame draw:style-name="gr1" draw:text-style-name="P2" draw:layer="layout" svg:width="11.387cm" svg:height="11.683cm" svg:x="12.081cm" svg:y="5.392cm">
          <draw:image xlink:href="Pictures/100000000000021A00000228E2C6ED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30.937cm" svg:height="15.24cm" svg:x="-10.795cm" svg:y="4.445cm">
          <draw:image xlink:href="Pictures/1000000000000780000003B24932343F.png" xlink:type="simple" xlink:show="embed" xlink:actuate="onLoad">
            <text:p/>
          </draw:image>
        </draw:frame>
        <draw:frame draw:style-name="gr1" draw:text-style-name="P2" draw:layer="layout" svg:width="14.199cm" svg:height="15.24cm" svg:x="0cm" svg:y="4.445cm">
          <draw:image xlink:href="Pictures/100000000000021A00000241E8A2B7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athan Janney</meta:initial-creator>
    <meta:creation-date>2012-09-20T12:46:03.69</meta:creation-date>
    <meta:editing-duration>PT15H53M44S</meta:editing-duration>
    <meta:editing-cycles>8</meta:editing-cycles>
    <dc:date>2012-09-26T08:47:25.42</dc:date>
    <dc:creator>Eathan Janney</dc:creator>
    <meta:generator>OpenOffice.org/3.3$Win32 OpenOffice.org_project/330m20$Build-9567</meta:generator>
    <meta:document-statistic meta:object-count="92"/>
  </office:meta>
</office:document-meta>
</file>